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4a3" officeooo:paragraph-rsid="001cb4a3"/>
    </style:style>
    <style:style style:name="P2" style:family="paragraph" style:parent-style-name="Standard" style:list-style-name="L1">
      <style:text-properties officeooo:paragraph-rsid="001fc0d9"/>
    </style:style>
    <style:style style:name="P3" style:family="paragraph" style:parent-style-name="Standard" style:list-style-name="L1">
      <style:text-properties fo:language="ru" fo:country="RU" officeooo:paragraph-rsid="001fc0d9"/>
    </style:style>
    <style:style style:name="P4" style:family="paragraph" style:parent-style-name="Standard" style:list-style-name="L1">
      <style:text-properties officeooo:rsid="001cb4a3" officeooo:paragraph-rsid="001fc0d9"/>
    </style:style>
    <style:style style:name="P5" style:family="paragraph" style:parent-style-name="Standard" style:list-style-name="L1">
      <style:text-properties officeooo:rsid="002131dd" officeooo:paragraph-rsid="002131dd"/>
    </style:style>
    <style:style style:name="P6" style:family="paragraph" style:parent-style-name="Standard" style:list-style-name="L1">
      <style:text-properties officeooo:rsid="001e7ced" officeooo:paragraph-rsid="001fc0d9"/>
    </style:style>
    <style:style style:name="P7" style:family="paragraph" style:parent-style-name="Standard" style:list-style-name="L1">
      <style:text-properties officeooo:rsid="001eb986" officeooo:paragraph-rsid="001fc0d9"/>
    </style:style>
    <style:style style:name="P8" style:family="paragraph" style:parent-style-name="Standard" style:list-style-name="L1">
      <style:text-properties officeooo:rsid="001f76e8" officeooo:paragraph-rsid="001fc0d9"/>
    </style:style>
    <style:style style:name="T1" style:family="text">
      <style:text-properties officeooo:rsid="001e7ced"/>
    </style:style>
    <style:style style:name="T2" style:family="text">
      <style:text-properties officeooo:rsid="001fa4c4"/>
    </style:style>
    <style:style style:name="T3" style:family="text">
      <style:text-properties officeooo:rsid="001cb4a3"/>
    </style:style>
    <style:style style:name="T4" style:family="text">
      <style:text-properties officeooo:rsid="002131dd"/>
    </style:style>
    <style:style style:name="T5" style:family="text">
      <style:text-properties fo:language="ru" fo:country="RU"/>
    </style:style>
    <style:style style:name="T6" style:family="text">
      <style:text-properties officeooo:rsid="0022b4e1"/>
    </style:style>
    <style:style style:name="T7" style:family="text">
      <style:text-properties officeooo:rsid="0022ed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youtu.be/t705r8ICkRw?t=812</text:p>
      <text:p text:style-name="P1"/>
      <text:list xml:id="list1191921786" text:style-name="L1">
        <text:list-item>
          <text:p text:style-name="P3"><text:span text:style-name="T3">Нужно оценить все декомпозирова</text:span><text:span text:style-name="T4">н</text:span><text:span text:style-name="T3">ные задачи в терминах затраты (с у</text:span><text:span text:style-name="T4">чё</text:span><text:span text:style-name="T3">том рисков) + выгода </text:span><text:span text:style-name="T2">и составить список требования. Без ч</text:span><text:span text:style-name="T4">ё</text:span><text:span text:style-name="T2">тких требований дальнейшее развитие невозможно.</text:span></text:p>
        </text:list-item>
        <text:list-item>
          <text:p text:style-name="P4">Make your requirements less dumb, your requirements are definitely dumb.</text:p>
        </text:list-item>
        <text:list-item>
          <text:p text:style-name="P4">Delete the part of process. If you’re not occasionally adding things back in then you are not leading enough</text:p>
        </text:list-item>
        <text:list-item>
          <text:p text:style-name="P5"><text:span text:style-name="T5">Распределить риски между частями системы, постараться предвидеть</text:span> bottlenecks</text:p>
        </text:list-item>
        <text:list-item>
          <text:p text:style-name="P2"><text:span text:style-name="T1">Make it simplier and optimi</text:span><text:span text:style-name="T4">z</text:span><text:span text:style-name="T1">e.</text:span></text:p>
        </text:list-item>
        <text:list-item>
          <text:p text:style-name="P6">Accelerate cycle time</text:p>
        </text:list-item>
        <text:list-item>
          <text:p text:style-name="P7">Automate</text:p>
        </text:list-item>
        <text:list-item>
          <text:p text:style-name="P8">Repeat steps 1-<text:span text:style-name="T6">7</text:span> few tim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5:49:09.559644225</meta:creation-date>
    <dc:date>2022-08-08T00:04:40.983123320</dc:date>
    <meta:editing-duration>PT24M31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1" meta:paragraph-count="9" meta:word-count="83" meta:character-count="565" meta:non-whitespace-character-count="499"/>
  </office:meta>
</office:document-meta>
</file>